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64cm" fo:margin-left="0.328cm" fo:margin-right="9.708cm" table:align="margins" style:shadow="none"/>
    </style:style>
    <style:style style:name="表格1.A" style:family="table-column">
      <style:table-column-properties style:column-width="6.964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77cm" table:align="margins"/>
    </style:style>
    <style:style style:name="表格2.A" style:family="table-column">
      <style:table-column-properties style:column-width="6.77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>CustomerNo:[[ ]]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  <text:p text:style-name="Table_20_Contents"/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20:51.79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" meta:word-count="3" meta:character-count="41"/>
  </office:meta>
</office:document-meta>
</file>